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644cm"/>
    </style:style>
    <style:style style:name="co2" style:family="table-column">
      <style:table-column-properties fo:break-before="auto" style:column-width="15.6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653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How many frames are captured by Wireshark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2" office:value-type="string" calcext:value-type="string">
            <text:p>How may HTTP frames are there ?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What is the IP address of the HTTP client requesting the</text:p>
            <text:p>Page ?</text:p>
          </table:table-cell>
          <table:table-cell office:value-type="string" calcext:value-type="string">
            <text:p>192.168.1.102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4">
          <table:table-cell office:value-type="string" calcext:value-type="string">
            <text:p>What is the IP address of the HTTP Server requesting the</text:p>
            <text:p>Page ?</text:p>
          </table:table-cell>
          <table:table-cell office:value-type="string" calcext:value-type="string">
            <text:p>128.119.254.12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Does the client support Google Chrome browser?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What is the name of the server from where the page has</text:p>
            <text:p>to be fetched ?</text:p>
          </table:table-cell>
          <table:table-cell office:value-type="string" calcext:value-type="string">
            <text:p>gaia.cs.umas.edu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Does the client accept .jpeg files ?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Is this a persistent connection? If so how long this session</text:p>
            <text:p>can be alive ?</text:p>
          </table:table-cell>
          <table:table-cell office:value-type="string" calcext:value-type="string">
            <text:p>Yes. 300S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5">
          <table:table-cell office:value-type="string" calcext:value-type="string">
            <text:p>Analyse the http reply frame ( Frame12) and answer the</text:p>
            <text:p>following questions</text:p>
            <text:p>When was this page fetched?</text:p>
          </table:table-cell>
          <table:table-cell office:value-type="string" calcext:value-type="string">
            <text:p>Tue, 23 Sep 2003 05:29:50 GMT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What operating system is run on the server</text:p>
          </table:table-cell>
          <table:table-cell office:value-type="string" calcext:value-type="string">
            <text:p>Red Hat Linux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What is the content of the page displayed ?</text:p>
          </table:table-cell>
          <table:table-cell office:value-type="string" calcext:value-type="string">
            <text:p>text/html; charset=ISO-8859-1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When was the HTML file that you are retrieving last modified at</text:p>
            <text:p>the server?</text:p>
          </table:table-cell>
          <table:table-cell office:value-type="string" calcext:value-type="string">
            <text:p>Tue, 23 Sep 2003 05:29:00 GMT</text:p>
          </table:table-cell>
        </table:table-row>
        <table:table-row table:style-name="ro3" table:number-rows-repeated="4">
          <table:table-cell table:number-columns-repeated="2"/>
        </table:table-row>
        <table:table-row table:style-name="ro6">
          <table:table-cell office:value-type="string" calcext:value-type="string">
            <text:p>B.<text:span text:style-name="T1"> TCP Analysis</text:span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What is the source port address?</text:p>
          </table:table-cell>
          <table:table-cell office:value-type="float" office:value="4127" calcext:value-type="float">
            <text:p>412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ve that this segment belongs to HTTP application layer protocol.</text:p>
          </table:table-cell>
          <table:table-cell office:value-type="string" calcext:value-type="string">
            <text:p>Since Destination port: http (80) is belongs to http.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ve that it is a Connection request segment</text:p>
          </table:table-cell>
          <table:table-cell office:value-type="string" calcext:value-type="string">
            <text:p>Since Flags: 0x002 (SYN) is only SYN and thers no acknoldgement we cn say its a request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What is the sequence number of this segme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What is the WINDOW size</text:p>
          </table:table-cell>
          <table:table-cell office:value-type="float" office:value="64240" calcext:value-type="float">
            <text:p>64240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Typically TCP Header is 20 bytes long. In this segment, it shows that</text:p>
            <text:p>header length is 28 bytes. Why ?</text:p>
          </table:table-cell>
          <table:table-cell office:value-type="string" calcext:value-type="string">
            <text:p>Since there is 8 byte option field 20+8=28 bytes</text:p>
          </table:table-cell>
        </table:table-row>
        <table:table-row table:style-name="ro3">
          <table:table-cell table:number-columns-repeated="2"/>
        </table:table-row>
        <table:table-row table:style-name="ro7">
          <table:table-cell office:value-type="string" calcext:value-type="string">
            <text:p><text:span text:style-name="T1">Select Frame 8 which is a TCP reply segment</text:span></text:p>
            <text:p><text:span text:style-name="T1">for the Frame 7.</text:span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How can you confirm that this segment is a reply for the frame</text:p>
            <text:p>7?</text:p>
          </table:table-cell>
          <table:table-cell office:value-type="string" calcext:value-type="string">
            <text:p>since dest port is fram 7s sourceport and flag has syn and acknoldement , and sequence number is 0 same as 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Why is the acknowledge number 1 ?</text:p>
          </table:table-cell>
          <table:table-cell office:value-type="string" calcext:value-type="string">
            <text:p>since it recieved the sequence number 0 ack is 1(the next expecting sequence number)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What is the sequence number ?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What are the flag bits set ?</text:p>
          </table:table-cell>
          <table:table-cell office:value-type="string" calcext:value-type="string">
            <text:p>SYN and ACK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Is the window size in the reply is same as that of request from client</text:p>
            <text:p>?</text:p>
          </table:table-cell>
          <table:table-cell office:value-type="string" calcext:value-type="string">
            <text:p>No its 5840</text:p>
          </table:table-cell>
        </table:table-row>
        <table:table-row table:style-name="ro3" table:number-rows-repeated="3">
          <table:table-cell table:number-columns-repeated="2"/>
        </table:table-row>
        <table:table-row table:style-name="ro8">
          <table:table-cell table:style-name="ce3" office:value-type="string" calcext:value-type="string">
            <text:p>C. IP Analysis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What is the source IP address?</text:p>
          </table:table-cell>
          <table:table-cell office:value-type="string" calcext:value-type="string">
            <text:p>192.168.1.10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Why is the total length shown as 48 bytes?</text:p>
          </table:table-cell>
          <table:table-cell office:value-type="string" calcext:value-type="string">
            <text:p>headerlenght is 20 and tcp header length is 28 so total length 48. Since it carries tcp headers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Can you confirm from that this carries the data given by TCP</text:p>
            <text:p>Protocol ?</text:p>
          </table:table-cell>
          <table:table-cell office:value-type="string" calcext:value-type="string">
            <text:p>since upper layer protocol is specified as TCP and also it carries total 48 bytes .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What is the value of ‘’More’ flag bit ? Justify the value ?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9">
          <table:table-cell office:value-type="string" calcext:value-type="string">
            <text:p>This datagram goes through a series of routers. Assume that</text:p>
            <text:p>there are no mistakes in the configuration of network and</text:p>
            <text:p>there are no errors anywhere in the network. Still this client</text:p>
            <text:p>may get ICMP message from the network. Do you agree?</text:p>
            <text:p>When can this happen?</text:p>
          </table:table-cell>
          <table:table-cell office:value-type="string" calcext:value-type="string">
            <text:p>If TTL field value is small TTL may expire and client will get ICMP ttl expired <text:s/>mess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1:10:00.688788475</meta:creation-date>
    <dc:date>2015-03-11T12:19:43.192795254</dc:date>
    <meta:editing-duration>PT39M21S</meta:editing-duration>
    <meta:editing-cycles>3</meta:editing-cycles>
    <meta:generator>LibreOffice/4.2.7.2$Linux_x86 LibreOffice_project/420m0$Build-2</meta:generator>
    <meta:document-statistic meta:table-count="1" meta:cell-count="58" meta:object-count="0"/>
  </office:meta>
</office:document-meta>
</file>